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6.9542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3" style:family="paragraph" style:parent-style-name="Table_20_Contents">
      <style:text-properties style:font-name="Liberation Serif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3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3">4<text:span text:style-name="T2">th</text:span> December 2012 Time : 3.00 PM to 4.00 PM; VIP dinning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3">Nimisha,S.Nayak,Charu,Raju, Santaji and Naresh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3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3"><text:s text:c="13"/>Discussed following items :</text:p>
            <text:p text:style-name="P2"/>
            <text:list xml:id="list3807217201" text:style-name="L1">
              <text:list-item>
                <text:p text:style-name="P5">Raj informed that new machine with Ubuntu 11.10 has been setup with LAMP server and Vanilla discussion forum.It is now on DHCP.</text:p>
                <text:p text:style-name="P5">Raj and S.Nayak ji will talk to Mangesh so that new machine can have permanent IP.</text:p>
                <text:p text:style-name="P5">It has been decided that for the time being machine can be kept in telemetry lab.</text:p>
                <text:p text:style-name="P5"/>
              </text:list-item>
              <text:list-item>
                <text:p text:style-name="P5">Naresh will create login for all members of In house development team on vanilla discussion forum.</text:p>
                <text:p text:style-name="P5">Charu and Naresh informed that MCM document has been submitted to the Library.</text:p>
              </text:list-item>
            </text:list>
            <text:p text:style-name="P2"/>
            <text:list xml:id="list970957812" text:continue-numbering="true" text:style-name="L1">
              <text:list-item>
                <text:p text:style-name="P5">Raj explained about Master User (TELESET-ABCCOM BLOCK).</text:p>
                <text:p text:style-name="P5">Nimisha suggested to have a block diagram of Master user which will have detailed Input/Output flow. What kind of commands it is expecting from User interface. </text:p>
                <text:p text:style-name="P5"><text:s/></text:p>
              </text:list-item>
              <text:list-item>
                <text:p text:style-name="P5">Naresh will develop the QT and web based interface block later on.</text:p>
                <text:p text:style-name="P5"/>
              </text:list-item>
              <text:list-item>
                <text:p text:style-name="P5">Naresh explained that Engineering interface will have hardware debugging and system control components. </text:p>
                <text:p text:style-name="P5">Nimisha suggested that Engineering Interface should have a default set up for system.</text:p>
                <text:p text:style-name="P5">And we should have a common database.</text:p>
                <text:p text:style-name="P5"/>
              </text:list-item>
              <text:list-item>
                <text:p text:style-name="P5">It was agreed that all block will be expanded and sent on email by this Friday. So that we can discuss it on Tuesday meeting.</text:p>
                <text:p text:style-name="P5"/>
              </text:list-item>
              <text:list-item>
                <text:p text:style-name="P5">Santaji explained about Data monitoring block. </text:p>
                <text:p text:style-name="P5"/>
              </text:list-item>
              <text:list-item>
                <text:p text:style-name="P5">Nimisha had few queries like whether Rabbit MCM support floating point operations.</text:p>
                <text:p text:style-name="P5">Charu and Naresh told they will go through document and clarify it later on.</text:p>
                <text:p text:style-name="P5">She asked whether Miltec PC is industrial PC or something else.</text:p>
                <text:p text:style-name="P5">Charu informed that Miltec PC is industrial PC.</text:p>
                <text:p text:style-name="P5"/>
              </text:list-item>
              <text:list-item>
                <text:p text:style-name="P5">Nimisha asked Raj whether he has used any version control system for managing different version of software.</text:p>
                <text:p text:style-name="P5">Raj informed that he has not used any version control software, He will look into various version control software like RCS, SVN etc.</text:p>
                <text:p text:style-name="P5">Raj and Santaji will sit together to work on pointing model to be implemented in either TELESET or ABCCOM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2-12-04T17:06:52</dc:date>
    <dc:creator>teleset </dc:creator>
    <meta:editing-duration>PT8H11M12S</meta:editing-duration>
    <meta:editing-cycles>88</meta:editing-cycles>
    <meta:generator>LibreOffice/3.4$Linux LibreOffice_project/340m1$Build-602</meta:generator>
    <meta:document-statistic meta:table-count="1" meta:image-count="0" meta:object-count="0" meta:page-count="1" meta:paragraph-count="37" meta:word-count="365" meta:character-count="2102" meta:non-whitespace-character-count="1767"/>
  </office:meta>
</office:document-meta>
</file>